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05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94mm"/>
    </style:style>
    <style:style style:name="co5" style:family="table-column">
      <style:table-column-properties fo:break-before="auto" style:column-width="25.88mm"/>
    </style:style>
    <style:style style:name="co6" style:family="table-column">
      <style:table-column-properties fo:break-before="auto" style:column-width="26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8.9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9933ff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ff0000"/>
    </style:style>
    <style:style style:name="ce6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0000"/>
    </style:style>
    <style:style style:name="ce7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ext-properties fo:color="#009933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fo:color="#ff3300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6699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color="#006699"/>
    </style:style>
    <style:style style:name="gr1" style:family="graphic">
      <style:graphic-properties draw:textarea-horizontal-align="justify" draw:textarea-vertical-align="middle" draw:auto-grow-height="false" fo:min-height="9.92mm" fo:min-width="10.93mm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draw:fill="solid" draw:fill-color="#9933ff" fo:min-height="8.56mm"/>
    </style:style>
    <style:style style:name="gr4" style:family="graphic">
      <style:graphic-properties draw:fill="none" draw:fill-color="#ffffff" fo:min-height="11.34mm"/>
    </style:style>
    <style:style style:name="gr5" style:family="graphic">
      <style:graphic-properties draw:fill="solid" draw:fill-color="#009933" fo:min-height="12mm"/>
    </style:style>
    <style:style style:name="gr6" style:family="graphic">
      <style:graphic-properties draw:fill="solid" draw:fill-color="#ff6600" fo:min-height="14.64mm"/>
    </style:style>
    <style:style style:name="gr7" style:family="graphic">
      <style:graphic-properties draw:fill="solid" draw:fill-color="#336666" fo:min-height="11.86mm"/>
    </style:style>
    <style:style style:name="gr8" style:family="graphic">
      <style:graphic-properties draw:fill="solid" draw:fill-color="#dddddd" fo:min-height="9.79mm"/>
    </style:style>
    <style:style style:name="gr9" style:family="graphic">
      <style:graphic-properties draw:fill="none" draw:fill-color="#ffffff" fo:min-height="12.87mm"/>
    </style:style>
    <style:style style:name="gr10" style:family="graphic">
      <style:graphic-properties draw:fill="none" draw:fill-color="#ffffff" draw:textarea-vertical-align="middle" fo:min-height="11.34m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9933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009933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6600"/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336666"/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solid" draw:fill-color="#dddddd"/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style:paragraph-properties fo:text-align="center"/>
      <style:text-properties style:font-name="Liberation Sans" fo:font-size="10pt" style:font-size-asian="10pt" style:font-size-complex="10pt"/>
    </style:style>
    <style:style style:name="P11" style:family="paragraph">
      <loext:graphic-properties draw:fill="none" draw:fill-color="#ffffff"/>
      <style:paragraph-properties fo:text-align="center"/>
      <style:text-properties style:font-name="Liberation Sans" fo:font-size="10pt" style:font-size-asian="10pt" style:font-size-complex="10pt"/>
    </style:style>
    <style:style style:name="P12" style:family="paragraph">
      <loext:graphic-properties draw:fill="solid" draw:fill-color="#ff660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0000"/>
    </style:style>
    <style:style style:name="T2" style:family="text">
      <style:text-properties style:font-name="Liberation Sans" fo:font-size="10pt" style:font-size-asian="10pt" style:font-size-complex="10pt"/>
    </style:style>
    <style:style style:name="T3" style:family="text"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table table:name="Feuille1" table:style-name="ta1">
        <table:shapes>
          <draw:custom-shape draw:z-index="0" draw:style-name="gr1" svg:width="15.45mm" svg:height="14.02mm" svg:x="4.75mm" svg:y="28.76m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z-index="1" draw:style-name="gr2" draw:text-style-name="P1" svg:x1="11.88mm" svg:y1="43.25mm" svg:x2="11.88mm" svg:y2="71.3mm">
            <text:p/>
          </draw:line>
          <draw:line draw:z-index="2" draw:style-name="gr2" draw:text-style-name="P1" svg:x1="11.64mm" svg:y1="69.39mm" svg:x2="20.2mm" svg:y2="80.81mm">
            <text:p/>
          </draw:line>
          <draw:line draw:z-index="3" draw:style-name="gr2" draw:text-style-name="P1" svg:x1="13.08mm" svg:y1="69.16mm" svg:x2="2.86mm" svg:y2="82.23mm">
            <text:p/>
          </draw:line>
          <draw:line draw:z-index="4" draw:style-name="gr2" draw:text-style-name="P1" svg:x1="3.09mm" svg:y1="52.76mm" svg:x2="21.63mm" svg:y2="52.76mm">
            <text:p/>
          </draw:line>
          <draw:caption draw:z-index="5" draw:style-name="gr3" draw:text-style-name="P2" svg:width="24.1mm" svg:height="9.37mm" svg:x="41.66mm" svg:y="7.14mm" draw:caption-point-x="-6.46mm" draw:caption-point-y="43.28mm">
            <text:p text:style-name="P1"><text:s/>Sort by categories</text:p>
          </draw:caption>
          <draw:caption draw:z-index="6" draw:style-name="gr4" draw:text-style-name="P3" svg:width="22.68mm" svg:height="11.34mm" svg:x="290.81mm" svg:y="87.83mm" draw:caption-point-x="-0.48mm" draw:caption-point-y="4.76mm">
            <text:p/>
          </draw:caption>
          <draw:caption draw:z-index="7" draw:style-name="gr5" draw:text-style-name="P5" svg:width="21.84mm" svg:height="12mm" svg:x="47.39mm" svg:y="100.44mm" draw:caption-point-x="-12mm" draw:caption-point-y="-37.61mm">
            <text:p text:style-name="P4">display User</text:p>
            <text:p text:style-name="P4">User.php</text:p>
          </draw:caption>
          <draw:caption draw:z-index="8" draw:style-name="gr6" draw:text-style-name="P7" svg:width="23.9mm" svg:height="14.64mm" svg:x="78.96mm" svg:y="22.62mm" draw:caption-point-x="-20.71mm" draw:caption-point-y="27.28mm">
            <text:p text:style-name="P6">description books</text:p>
            <text:p text:style-name="P6">Read.php</text:p>
          </draw:caption>
          <draw:caption draw:z-index="9" draw:style-name="gr7" draw:text-style-name="P8" svg:width="33.7mm" svg:height="11.86mm" svg:x="85.59mm" svg:y="51.8mm" draw:caption-point-x="-27.46mm" draw:caption-point-y="12.85mm">
            <text:p text:style-name="P6">forms for add books</text:p>
            <text:p text:style-name="P6">Add.php</text:p>
          </draw:caption>
          <draw:caption draw:z-index="10" draw:style-name="gr8" draw:text-style-name="P9" svg:width="24.53mm" svg:height="11.86mm" svg:x="162.69mm" svg:y="44.42mm" draw:caption-point-x="-43.23mm" draw:caption-point-y="12.86mm">
            <text:p text:style-name="P6">display </text:p>
            <text:p text:style-name="P6"><text:span text:style-name="T1">Home page</text:span></text:p>
            <text:p text:style-name="P6"><text:span text:style-name="T1">Index.php</text:span></text:p>
          </draw:caption>
          <draw:caption draw:z-index="11" draw:style-name="gr9" draw:text-style-name="P11" svg:width="22.77mm" svg:height="12.87mm" svg:x="85.13mm" svg:y="91.03mm" draw:caption-point-x="-31.45mm" draw:caption-point-y="-24.72mm">
            <text:p text:style-name="P10"><text:span text:style-name="T2">available</text:span></text:p>
            <text:p text:style-name="P10"><text:span text:style-name="T2">Or</text:span></text:p>
            <text:p text:style-name="P10"><text:span text:style-name="T2">borrowed</text:span></text:p>
          </draw:caption>
          <draw:caption draw:z-index="12" draw:style-name="gr10" draw:text-style-name="P3" svg:width="22.68mm" svg:height="13.29mm" svg:x="156.51mm" svg:y="101.84mm" draw:caption-point-x="-47.17mm" draw:caption-point-y="0.87mm">
            <text:p text:style-name="P1"><text:span text:style-name="T3">Add <text:s/></text:span><text:span text:style-name="T3">id </text:span><text:span text:style-name="T3">user</text:span></text:p>
            <text:p text:style-name="P1"><text:span text:style-name="T3">Id </text:span><text:span text:style-name="T3">user.</text:span><text:span text:style-name="T3">php</text:span></text:p>
            <text:p/>
          </draw:caption>
          <draw:caption draw:z-index="13" draw:style-name="gr6" draw:text-style-name="P12" svg:width="23.9mm" svg:height="14.64mm" svg:x="209.36mm" svg:y="117.69mm" draw:caption-point-x="-42.85mm" draw:caption-point-y="-1.43mm">
            <text:p text:style-name="P4">description books</text:p>
            <text:p text:style-name="P4">Read.php</text:p>
          </draw:caption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<text:s text:c="3"/>click link category</text:p>
          </table:table-cell>
          <table:covered-table-cell table:style-name="ce3"/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/>
          <table:table-cell table:style-name="ce2" table:number-columns-spanned="2" table:number-rows-spanned="1"/>
          <table:covered-table-cell table:style-name="ce4"/>
          <table:table-cell table:style-name="ce11" office:value-type="string" calcext:value-type="string">
            <text:p>go to bdd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0"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 calcext:value-type="string">
            <text:p>Home page</text:p>
          </table:table-cell>
          <table:table-cell/>
          <table:table-cell table:style-name="ce3" table:number-columns-repeated="2"/>
          <table:table-cell table:style-name="ce14" office:value-type="string" calcext:value-type="string">
            <text:p> go to bdd add</text:p>
            <text:p> Books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index.php</text:p>
          </table:table-cell>
          <table:table-cell table:number-columns-repeated="3"/>
          <table:table-cell table:style-name="ce12" table:number-columns-spanned="1" table:number-rows-spanned="2"/>
          <table:table-cell/>
        </table:table-row>
        <table:table-row table:style-name="ro1">
          <table:table-cell table:number-columns-repeated="2"/>
          <table:table-cell table:style-name="ce7"/>
          <table:table-cell table:style-name="ce12" office:value-type="string" calcext:value-type="string" table:number-columns-spanned="1" table:number-rows-spanned="2">
            <text:p>  click add </text:p>
            <text:p> Books</text:p>
          </table:table-cell>
          <table:table-cell table:number-columns-repeated="2"/>
          <table:covered-table-cell/>
          <table:table-cell/>
        </table:table-row>
        <table:table-row table:style-name="ro1">
          <table:table-cell table:number-columns-repeated="2"/>
          <table:table-cell table:style-name="ce8" table:number-columns-spanned="1" table:number-rows-spanned="2"/>
          <table:covered-table-cell/>
          <table:table-cell table:number-columns-repeated="4"/>
        </table:table-row>
        <table:table-row table:style-name="ro3">
          <table:table-cell table:number-columns-repeated="2"/>
          <table:covered-table-cell/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status</text:p>
          </table:table-cell>
          <table:table-cell table:style-name="ce3"/>
          <table:table-cell table:number-columns-repeated="3"/>
        </table:table-row>
        <table:table-row table:style-name="ro1">
          <table:table-cell table:number-columns-repeated="2"/>
          <table:table-cell table:style-name="ce9" office:value-type="string" calcext:value-type="string">
            <text:p>click User List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0"/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click <text:s/>available</text:p>
          </table:table-cell>
          <table:table-cell table:number-columns-repeated="2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<text:s/>add id user at read.php</text:p>
          </table:table-cell>
        </table:table-row>
      </table:table>
      <table:named-expressions/>
      <table:database-ranges>
        <table:database-range table:name="__Anonymous_Sheet_DB__0" table:target-range-address="Feuille1.F15:Feuille1.G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1:05:07.386235242</meta:creation-date>
    <dc:date>2017-11-28T13:37:18.061285057</dc:date>
    <meta:editing-duration>PT10M27S</meta:editing-duration>
    <meta:editing-cycles>5</meta:editing-cycles>
    <meta:generator>LibreOffice/5.1.6.2$Linux_X86_64 LibreOffice_project/10m0$Build-2</meta:generator>
    <meta:document-statistic meta:table-count="1" meta:cell-count="10" meta:object-count="14"/>
  </office:meta>
</office:document-meta>
</file>